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1565" officeooo:paragraph-rsid="00121565"/>
    </style:style>
    <style:style style:name="P2" style:family="paragraph" style:parent-style-name="Text_20_body">
      <style:text-properties officeooo:rsid="0012cd64" officeooo:paragraph-rsid="00167b4b"/>
    </style:style>
    <style:style style:name="P3" style:family="paragraph" style:parent-style-name="Text_20_body">
      <style:text-properties officeooo:rsid="0012cd64" officeooo:paragraph-rsid="001e797f"/>
    </style:style>
    <style:style style:name="P4" style:family="paragraph" style:parent-style-name="Text_20_body">
      <style:text-properties style:text-underline-style="solid" style:text-underline-width="auto" style:text-underline-color="font-color" officeooo:rsid="0012cd64" officeooo:paragraph-rsid="0012cd64"/>
    </style:style>
    <style:style style:name="P5" style:family="paragraph" style:parent-style-name="Text_20_body">
      <style:text-properties style:text-underline-style="solid" style:text-underline-width="auto" style:text-underline-color="font-color" officeooo:rsid="0012cd64" officeooo:paragraph-rsid="002aaa1c"/>
    </style:style>
    <style:style style:name="P6" style:family="paragraph" style:parent-style-name="Text_20_body">
      <style:text-properties style:text-underline-style="solid" style:text-underline-width="auto" style:text-underline-color="font-color" officeooo:rsid="00167b4b" officeooo:paragraph-rsid="00167b4b"/>
    </style:style>
    <style:style style:name="P7" style:family="paragraph" style:parent-style-name="Text_20_body">
      <style:text-properties style:text-underline-style="solid" style:text-underline-width="auto" style:text-underline-color="font-color" officeooo:rsid="00167b4b" officeooo:paragraph-rsid="001c6654"/>
    </style:style>
    <style:style style:name="P8" style:family="paragraph" style:parent-style-name="Text_20_body">
      <style:text-properties style:text-underline-style="solid" style:text-underline-width="auto" style:text-underline-color="font-color" officeooo:rsid="001e797f" officeooo:paragraph-rsid="001e797f"/>
    </style:style>
    <style:style style:name="P9" style:family="paragraph" style:parent-style-name="Text_20_body">
      <style:text-properties officeooo:rsid="001d12cc" officeooo:paragraph-rsid="001d12cc"/>
    </style:style>
    <style:style style:name="P10" style:family="paragraph" style:parent-style-name="Text_20_body">
      <style:text-properties officeooo:rsid="0021a69f" officeooo:paragraph-rsid="0021a69f"/>
    </style:style>
    <style:style style:name="P11" style:family="paragraph" style:parent-style-name="Text_20_body">
      <style:text-properties style:text-underline-style="none" officeooo:rsid="00258a85" officeooo:paragraph-rsid="00261187"/>
    </style:style>
    <style:style style:name="P12" style:family="paragraph" style:parent-style-name="Text_20_body">
      <style:text-properties style:text-underline-style="none" officeooo:rsid="0027b710" officeooo:paragraph-rsid="0027b710"/>
    </style:style>
    <style:style style:name="P13" style:family="paragraph" style:parent-style-name="Text_20_body">
      <style:text-properties fo:font-weight="normal" officeooo:rsid="002c6ea6" officeooo:paragraph-rsid="002c6ea6" style:font-weight-asian="normal" style:font-weight-complex="normal"/>
    </style:style>
    <style:style style:name="P14" style:family="paragraph" style:parent-style-name="Text_20_body">
      <style:text-properties fo:font-weight="normal" officeooo:rsid="002d9c4a" officeooo:paragraph-rsid="002d9c4a" style:font-weight-asian="normal" style:font-weight-complex="normal"/>
    </style:style>
    <style:style style:name="P15" style:family="paragraph" style:parent-style-name="Text_20_body">
      <style:text-properties officeooo:rsid="002f421f" officeooo:paragraph-rsid="002f421f"/>
    </style:style>
    <style:style style:name="P16" style:family="paragraph" style:parent-style-name="Standard">
      <style:text-properties officeooo:rsid="00065295" officeooo:paragraph-rsid="00065295"/>
    </style:style>
    <style:style style:name="P17" style:family="paragraph" style:parent-style-name="Standard">
      <style:text-properties officeooo:rsid="00065295" officeooo:paragraph-rsid="00072493"/>
    </style:style>
    <style:style style:name="P18" style:family="paragraph" style:parent-style-name="Standard">
      <style:text-properties officeooo:rsid="0007c1be" officeooo:paragraph-rsid="0007c1be"/>
    </style:style>
    <style:style style:name="P19" style:family="paragraph" style:parent-style-name="Standard">
      <style:text-properties officeooo:rsid="00083ff1" officeooo:paragraph-rsid="00083ff1"/>
    </style:style>
    <style:style style:name="P20" style:family="paragraph" style:parent-style-name="Standard">
      <style:text-properties officeooo:rsid="0009f4ac" officeooo:paragraph-rsid="0009f4ac"/>
    </style:style>
    <style:style style:name="P21" style:family="paragraph" style:parent-style-name="Standard">
      <style:text-properties officeooo:rsid="000bbe50" officeooo:paragraph-rsid="000bbe50"/>
    </style:style>
    <style:style style:name="P22" style:family="paragraph" style:parent-style-name="Standard">
      <style:text-properties officeooo:rsid="000d1d69" officeooo:paragraph-rsid="000d1d69"/>
    </style:style>
    <style:style style:name="P23" style:family="paragraph" style:parent-style-name="Standard">
      <style:text-properties officeooo:rsid="000e5073" officeooo:paragraph-rsid="000e5073"/>
    </style:style>
    <style:style style:name="P24" style:family="paragraph" style:parent-style-name="Frame_20_contents">
      <style:text-properties officeooo:rsid="00246c74" officeooo:paragraph-rsid="00246c74"/>
    </style:style>
    <style:style style:name="P25" style:family="paragraph" style:parent-style-name="Standard">
      <style:text-properties officeooo:rsid="00083ff1" officeooo:paragraph-rsid="00083ff1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</style:style>
    <style:style style:name="P28" style:family="paragraph" style:parent-style-name="Heading_20_3">
      <style:text-properties officeooo:rsid="0018e0ff" officeooo:paragraph-rsid="0018e0ff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2493"/>
    </style:style>
    <style:style style:name="T2" style:family="text">
      <style:text-properties officeooo:rsid="000b8f92"/>
    </style:style>
    <style:style style:name="T3" style:family="text">
      <style:text-properties officeooo:rsid="001037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7b4b" style:font-weight-asian="bold" style:font-weight-complex="bold"/>
    </style:style>
    <style:style style:name="T6" style:family="text">
      <style:text-properties fo:font-weight="bold" officeooo:rsid="0018e0ff" style:font-weight-asian="bold" style:font-weight-complex="bold"/>
    </style:style>
    <style:style style:name="T7" style:family="text">
      <style:text-properties fo:font-weight="bold" officeooo:rsid="00121565" style:font-weight-asian="bold" style:font-weight-complex="bold"/>
    </style:style>
    <style:style style:name="T8" style:family="text">
      <style:text-properties fo:font-weight="bold" officeooo:rsid="0025ab20" style:font-weight-asian="bold" style:font-weight-complex="bold"/>
    </style:style>
    <style:style style:name="T9" style:family="text">
      <style:text-properties fo:font-weight="bold" officeooo:rsid="0012cd64" style:font-weight-asian="bold" style:font-weight-complex="bold"/>
    </style:style>
    <style:style style:name="T10" style:family="text">
      <style:text-properties officeooo:rsid="00167b4b"/>
    </style:style>
    <style:style style:name="T11" style:family="text">
      <style:text-properties officeooo:rsid="0016f470"/>
    </style:style>
    <style:style style:name="T12" style:family="text">
      <style:text-properties officeooo:rsid="00232fad"/>
    </style:style>
    <style:style style:name="T13" style:family="text">
      <style:text-properties officeooo:rsid="00261187"/>
    </style:style>
    <style:style style:name="T14" style:family="text">
      <style:text-properties fo:font-weight="normal" officeooo:rsid="00261187" style:font-weight-asian="normal" style:font-weight-complex="normal"/>
    </style:style>
    <style:style style:name="T15" style:family="text">
      <style:text-properties fo:font-weight="normal" officeooo:rsid="0012cd64" style:font-weight-asian="normal" style:font-weight-complex="normal"/>
    </style:style>
    <style:style style:name="T16" style:family="text">
      <style:text-properties fo:font-weight="normal" officeooo:rsid="0025ab20" style:font-weight-asian="normal" style:font-weight-complex="normal"/>
    </style:style>
    <style:style style:name="T17" style:family="text">
      <style:text-properties fo:font-weight="normal" officeooo:rsid="0018e0ff" style:font-weight-asian="normal" style:font-weight-complex="normal"/>
    </style:style>
    <style:style style:name="T18" style:family="text">
      <style:text-properties officeooo:rsid="0029a53f"/>
    </style:style>
    <style:style style:name="T19" style:family="text">
      <style:text-properties officeooo:rsid="002c6ea6"/>
    </style:style>
    <style:style style:name="T20" style:family="text">
      <style:text-properties officeooo:rsid="002dcb13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45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1.7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1.8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164cm" fo:min-width="1.0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97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<text:span text:style-name="T11">recharge les données quand on sauve !</text:span></text:p>
      <text:h text:style-name="Heading_20_2" text:outline-level="2">Driver / driven</text:h>
      <text:p text:style-name="P17">Driven element is an element that has data, and max_item <text:span text:style-name="T1">(and a </text:span>start_index<text:span text:style-name="T1">)</text:span>.</text:p>
      <text:p text:style-name="P18">+ See how to manage inventories the same way</text:p>
      <text:p text:style-name="P16">Driver element is a scrollbar or pager widget that has a connected_to.</text:p>
      <text:p text:style-name="P16"/>
      <text:h text:style-name="Heading_20_2" text:outline-level="2">Variables</text:h>
      <text:p text:style-name="P19"><text:span text:style-name="T4">start_index</text:span>: the current index of the first displayed element. This is actually the only value that driver widgets changes in driven element.</text:p>
      <text:p text:style-name="P19"/>
      <text:p text:style-name="P19"><text:span text:style-name="T4">max_item</text:span>: max number of item displayed in the driven element. This is not the actual max_index (can be less, can be more).</text:p>
      <text:p text:style-name="P19"/>
      <text:p text:style-name="P19"><text:span text:style-name="T4">max_index</text:span>: maximum index <text:span text:style-name="T3">value </text:span>of displayable element</text:p>
      <text:p text:style-name="P19"><text:span text:style-name="T4">min_index</text:span>: minimum index <text:span text:style-name="T3">value</text:span> of displayable element (I guess always 1)</text:p>
      <text:p text:style-name="P19"/>
      <text:p text:style-name="P20"><text:span text:style-name="T4">step_index</text:span>: <text:span text:style-name="T2">how many indexes at once should be start_index moved by the driver. Could be 1 for scrollbars (could also be indexes per line for a grid layout), and number of displayed elements per page for pager.</text:span></text:p>
      <text:h text:style-name="Heading_20_2" text:outline-level="2">Policies</text:h>
      <text:p text:style-name="P21">driver should work even if start_index does not fit to a step_index multiple (for example index in the middle of a page). But moving forward or backward should work.</text:p>
      <text:p text:style-name="P21"/>
      <text:p text:style-name="P22">Maybe for convinience purpose, driver could receive decimal indexes (for scrollbar events for example) and chooses the right integer index according to step_index and so on.</text:p>
      <text:p text:style-name="P22"/>
      <text:p text:style-name="P23">Maybe if the driver gets an incorrect index (not corresponding to one of its positions (pages for example) ) then it could correct it before display ?</text:p>
      <text:p text:style-name="P23"/>
      <text:h text:style-name="P26" text:outline-level="2"/>
      <text:p text:style-name="Text_20_body"/>
      <text:p text:style-name="P15">Pager and scrollbar don't work the same way even they are similar.</text:p>
      <text:p text:style-name="P15"><draw:g text:anchor-type="paragraph" draw:z-index="3" draw:style-name="gr2"><draw:custom-shape draw:style-name="gr8" draw:text-style-name="P30" xml:id="id1" draw:id="id1" svg:width="2.301cm" svg:height="1.701cm" svg:x="0cm" svg:y="1.776cm"><text:p text:style-name="P33"><text:span text:style-name="T21">driven</text:span></text:p><text:p text:style-name="P33"><text:span text:style-name="T22">index</text:span></text:p><draw:enhanced-geometry svg:viewBox="0 0 21600 21600" draw:type="rectangle" draw:enhanced-path="M 0 0 L 21600 0 21600 21600 0 21600 0 0 Z N"/></draw:custom-shape><draw:custom-shape draw:style-name="gr9" draw:text-style-name="P30" xml:id="id2" draw:id="id2" svg:width="2.301cm" svg:height="1.601cm" svg:x="3.9cm" svg:y="1.776cm"><text:p text:style-name="P33"><text:span text:style-name="T21">driver</text:span></text:p><draw:enhanced-geometry svg:viewBox="0 0 21600 21600" draw:type="rectangle" draw:enhanced-path="M 0 0 L 21600 0 21600 21600 0 21600 0 0 Z N"/></draw:custom-shape><draw:connector draw:style-name="gr10" draw:text-style-name="P34" draw:type="curve" svg:x1="1.15cm" svg:y1="1.776cm" svg:x2="5.05cm" svg:y2="1.776cm" draw:start-shape="id1" draw:start-glue-point="0" draw:end-shape="id2" svg:d="M1150 1776c0-753 3900-753 3900 0" svg:viewBox="0 0 3902 566"><text:p/></draw:connector><draw:connector draw:style-name="gr10" draw:text-style-name="P34" draw:type="curve" svg:x1="5.05cm" svg:y1="3.376cm" svg:x2="1.15cm" svg:y2="3.477cm" draw:start-shape="id2" draw:start-glue-point="2" draw:end-shape="id1" svg:d="M5050 3376c0 901-3900 852-3900 101" svg:viewBox="0 0 3902 672"><text:p/></draw:connector><draw:frame draw:style-name="gr11" draw:text-style-name="P35" svg:width="2.274cm" svg:height="0.74cm" svg:x="1.9cm" svg:y="4.177cm"><draw:text-box><text:p text:style-name="P31"><text:span text:style-name="T22">Set index</text:span></text:p></draw:text-box></draw:frame><draw:frame draw:style-name="gr12" draw:text-style-name="P35" svg:width="2.32cm" svg:height="0.74cm" svg:x="1.827cm" svg:y="0.351cm"><draw:text-box><text:p text:style-name="P31"><text:span text:style-name="T22">Get index</text:span></text:p></draw:text-box></draw:frame><draw:custom-shape draw:style-name="gr13" draw:text-style-name="P30" xml:id="id3" draw:id="id3" svg:width="2.2cm" svg:height="2.001cm" svg:x="9.4cm" svg:y="1.575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onnector draw:style-name="gr14" draw:text-style-name="P34" draw:type="curve" svg:x1="6.2cm" svg:y1="2.575cm" svg:x2="9.4cm" svg:y2="2.575cm" draw:start-shape="id2" draw:start-glue-point="1" draw:end-shape="id3" draw:end-glue-point="6" svg:d="M6200 2575h3200" svg:viewBox="0 0 3201 2"><text:p/></draw:connector><draw:frame draw:style-name="gr15" draw:text-style-name="P35" svg:width="3.476cm" svg:height="0.74cm" svg:x="6.2cm" svg:y="1.575cm"><draw:text-box><text:p text:style-name="P31"><text:span text:style-name="T22">User interaction</text:span></text:p></draw:text-box></draw:frame></draw:g></text:p>
      <text:h text:style-name="P27" text:outline-level="2">Computations</text:h>
      <text:p text:style-name="P1"><text:span text:style-name="T4">nb_of_steps</text:span> = math.ceil((<text:span text:style-name="T4">max_index </text:span>– <text:span text:style-name="T4">min_index</text:span> + 1) / <text:span text:style-name="T4">step_index</text:span>)</text:p>
      <text:h text:style-name="Heading_20_3" text:outline-level="3">Pager</text:h>
      <text:p text:style-name="P10">Index → [1..nb of page]</text:p>
      <text:p text:style-name="P9"><text:span text:style-name="T4">step_index </text:span>have to be choosen</text:p>
      <text:p text:style-name="P6">Display</text:p>
      <text:p text:style-name="P2"><text:span text:style-name="T5">current_page</text:span><text:span text:style-name="T10"> « / »</text:span> <text:span text:style-name="T4">nb_of_steps</text:span></text:p>
      <text:p text:style-name="P4">From driven to driver</text:p>
      <text:p text:style-name="P3"><text:span text:style-name="T4">current_page</text:span> = 1+ math.floor((<text:span text:style-name="T4">start_index</text:span> – <text:span text:style-name="T7">min_index</text:span>) / <text:span text:style-name="T6">step_index</text:span>)</text:p>
      <text:p text:style-name="P4">From driver to driven</text:p>
      <text:p text:style-name="P3"><text:span text:style-name="T4">start_index</text:span> = <text:span text:style-name="T7">min_index</text:span> + (<text:span text:style-name="T4">current_page</text:span> - 1) * <text:span text:style-name="T6">step_index</text:span></text:p>
      <text:h text:style-name="P28" text:outline-level="3">Scrollbar</text:h>
      <text:p text:style-name="P10">Index → [0..1000] (~decimal)</text:p>
      <text:p text:style-name="P9"><text:span text:style-name="T4">step_index </text:span>= 1</text:p>
      <text:p text:style-name="P7"><draw:frame draw:style-name="fr1" draw:name="Cadre1" text:anchor-type="paragraph" svg:x="3.9cm" svg:y="1.08cm" svg:width="10.963cm" draw:z-index="0"><draw:text-box fo:min-height="2.54cm"><text:p text:style-name="P24"><draw:g text:anchor-type="paragraph" draw:z-index="2" draw:style-name="gr2"><draw:custom-shape draw:style-name="gr3" draw:text-style-name="P30" svg:width="1.001cm" svg:height="1.001cm" svg:x="0.4cm" svg:y="0.902cm"><text:p/><draw:enhanced-geometry svg:viewBox="0 0 21600 21600" draw:type="rectangle" draw:enhanced-path="M 0 0 L 21600 0 21600 21600 0 21600 0 0 Z N"/></draw:custom-shape><draw:custom-shape draw:style-name="gr3" draw:text-style-name="P30" svg:width="1.001cm" svg:height="1.001cm" svg:x="9.4cm" svg:y="0.902cm"><text:p/><draw:enhanced-geometry svg:viewBox="0 0 21600 21600" draw:type="rectangle" draw:enhanced-path="M 0 0 L 21600 0 21600 21600 0 21600 0 0 Z N"/></draw:custom-shape><draw:custom-shape draw:style-name="gr4" draw:text-style-name="P30" svg:width="2.001cm" svg:height="1.001cm" svg:x="1.401cm" svg:y="0.902cm"><text:p/><draw:enhanced-geometry svg:viewBox="0 0 21600 21600" draw:type="rectangle" draw:enhanced-path="M 0 0 L 21600 0 21600 21600 0 21600 0 0 Z N"/></draw:custom-shape><draw:custom-shape draw:style-name="gr5" draw:text-style-name="P30" svg:width="1.999cm" svg:height="1.001cm" svg:x="3.401cm" svg:y="0.902cm"><text:p/><draw:enhanced-geometry svg:viewBox="0 0 21600 21600" draw:type="rectangle" draw:enhanced-path="M 0 0 L 21600 0 21600 21600 0 21600 0 0 Z N"/></draw:custom-shape><draw:custom-shape draw:style-name="gr4" draw:text-style-name="P30" svg:width="2.001cm" svg:height="1.001cm" svg:x="5.399cm" svg:y="0.902cm"><text:p/><draw:enhanced-geometry svg:viewBox="0 0 21600 21600" draw:type="rectangle" draw:enhanced-path="M 0 0 L 21600 0 21600 21600 0 21600 0 0 Z N"/></draw:custom-shape><draw:custom-shape draw:style-name="gr4" draw:text-style-name="P30" svg:width="2.001cm" svg:height="1.001cm" svg:x="7.4cm" svg:y="0.902cm"><text:p/><draw:enhanced-geometry svg:viewBox="0 0 21600 21600" draw:type="rectangle" draw:enhanced-path="M 0 0 L 21600 0 21600 21600 0 21600 0 0 Z N"/></draw:custom-shape><draw:frame draw:style-name="gr6" draw:text-style-name="P32" svg:width="0.9cm" svg:height="0.983cm" svg:x="0cm" svg:y="0.002cm"><draw:text-box><text:p text:style-name="P31"><text:span text:style-name="T21">0</text:span></text:p></draw:text-box></draw:frame><draw:frame draw:style-name="gr6" draw:text-style-name="P32" svg:width="2.001cm" svg:height="0.983cm" svg:x="8.999cm" svg:y="0.002cm"><draw:text-box><text:p text:style-name="P31"><text:span text:style-name="T21">1000</text:span></text:p></draw:text-box></draw:frame><draw:custom-shape draw:style-name="gr7" draw:text-style-name="P30" svg:width="0.401cm" svg:height="0.301cm" svg:x="0.199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0" svg:width="0.401cm" svg:height="0.301cm" svg:x="2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0" svg:width="0.401cm" svg:height="0.301cm" svg:x="4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0" svg:width="0.401cm" svg:height="0.301cm" svg:x="6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0" svg:width="0.401cm" svg:height="0.301cm" svg:x="8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0" svg:width="0.399cm" svg:height="0.301cm" svg:x="10.201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</draw:text-box></draw:frame><text:span text:style-name="T12">d</text:span>isplay</text:p>
      <text:p text:style-name="P5"><draw:frame text:anchor-type="paragraph" draw:z-index="1" draw:style-name="gr1" draw:text-style-name="P29" svg:width="0.579cm" svg:height="0.489cm" svg:x="0.977cm" svg:y="0.78cm"><draw:text-box><text:p/></draw:text-box></draw:frame>From driven to driver</text:p>
      <text:p text:style-name="P11">value = <text:span text:style-name="T13">math.floor( 0.5 + 1000 *</text:span><text:span text:style-name="T14"> (</text:span><text:span text:style-name="T9">start_index</text:span><text:span text:style-name="T15"> - </text:span><text:span text:style-name="T7">min_index</text:span><text:span text:style-name="T15">) / </text:span><text:span text:style-name="T16">(</text:span><text:span text:style-name="T8">max_</text:span><text:span text:style-name="T6">index</text:span><text:span text:style-name="T17"> - </text:span><text:span text:style-name="T8">min_index</text:span><text:span text:style-name="T16">)</text:span><text:span text:style-name="T14">)</text:span></text:p>
      <text:p text:style-name="P5">From driver to driven</text:p>
      <text:p text:style-name="P12">start_index = <text:span text:style-name="T4">min_index</text:span> + <text:span text:style-name="T18">math.floor(0.5 + </text:span>(<text:span text:style-name="T4">value</text:span> / 1000) * (<text:span text:style-name="T4">max_index</text:span> - <text:span text:style-name="T4">min_index</text:span>)<text:span text:style-name="T18">)</text:span></text:p>
      <text:p text:style-name="P8"/>
      <text:p text:style-name="P13">value = math.floor(vmin + 0.5 + (vmax – vmin) * (index – imin) / (imax – imin))</text:p>
      <text:p text:style-name="P13">index = imin + math.floor(0.5 + value * (imax – imin) / (vmax – vmin))</text:p>
      <text:p text:style-name="P13"><text:span text:style-name="T20">Simple : </text:span>page = 1 + math.floor((index – imin) / istep)</text:p>
      <text:p text:style-name="P14"><text:span text:style-name="T20">Standard : </text:span>page : value, vmin = 1, vmax = <text:span text:style-name="T19">1 + math.floor((</text:span>imax<text:span text:style-name="T19"> – imin) / istep) (à tester)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20:38.481000000</meta:creation-date>
    <meta:generator>LibreOffice/5.0.5.2$Windows_x86 LibreOffice_project/55b006a02d247b5f7215fc6ea0fde844b30035b3</meta:generator>
    <dc:date>2019-01-22T16:53:14.283000000</dc:date>
    <meta:editing-duration>PT7H55M51S</meta:editing-duration>
    <meta:editing-cycles>43</meta:editing-cycles>
    <meta:document-statistic meta:table-count="0" meta:image-count="0" meta:object-count="0" meta:page-count="2" meta:paragraph-count="39" meta:word-count="389" meta:character-count="2315" meta:non-whitespace-character-count="1956"/>
  </office:meta>
</office:document-meta>
</file>